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0.624cm" svg:y="3.925cm">
            <draw:object draw:notify-on-update-of-ranges="Feuille1.A2:Feuille1.A7 Feuille1.B2:Feuille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7.53cm" svg:y="3.74cm">
            <draw:object draw:notify-on-update-of-ranges="Feuille1.A2:Feuille1.A7 Feuille1.C2:Feuille1.C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7.199cm" svg:y="14.682cm">
            <draw:object draw:notify-on-update-of-ranges="Feuille1.A2:Feuille1.A7 Feuille1.B2:Feuille1.B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 (en k€)</text:p>
          </table:table-cell>
          <table:table-cell office:value-type="string" calcext:value-type="string">
            <text:p>Z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,2</text:p>
          </table:table-cell>
          <table:table-cell table:formula="of:=EXP((100-[.B2])/25)" office:value-type="float" office:value="25.3302668779418" calcext:value-type="float">
            <text:p>25,330266877941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.1" calcext:value-type="float">
            <text:p>20,1</text:p>
          </table:table-cell>
          <table:table-cell table:formula="of:=EXP((100-[.B3])/25)" office:value-type="float" office:value="24.4345960751436" calcext:value-type="float">
            <text:p>24,434596075143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5" calcext:value-type="float">
            <text:p>27,5</text:p>
          </table:table-cell>
          <table:table-cell table:formula="of:=EXP((100-[.B4])/25)" office:value-type="float" office:value="18.1741453694431" calcext:value-type="float">
            <text:p>18,174145369443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.2" calcext:value-type="float">
            <text:p>32,2</text:p>
          </table:table-cell>
          <table:table-cell table:formula="of:=EXP((100-[.B5])/25)" office:value-type="float" office:value="15.0593641445052" calcext:value-type="float">
            <text:p>15,059364144505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.6" calcext:value-type="float">
            <text:p>40,6</text:p>
          </table:table-cell>
          <table:table-cell table:formula="of:=EXP((100-[.B6])/25)" office:value-type="float" office:value="10.7617695765613" calcext:value-type="float">
            <text:p>10,761769576561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.3" calcext:value-type="float">
            <text:p>57,3</text:p>
          </table:table-cell>
          <table:table-cell table:formula="of:=EXP((100-[.B7])/25)" office:value-type="float" office:value="5.51791460522345" calcext:value-type="float">
            <text:p>5,51791460522345</text:p>
          </table:table-cell>
          <table:table-cell table:number-columns-repeated="9"/>
        </table:table-row>
        <table:table-row table:style-name="ro1" table:number-rows-repeated="23">
          <table:table-cell table:number-columns-repeated="12"/>
        </table:table-row>
        <table:table-row table:style-name="ro1">
          <table:table-cell/>
          <table:table-cell office:value-type="string" calcext:value-type="string">
            <text:p>R=</text:p>
          </table:table-cell>
          <table:table-cell table:formula="of:=CORREL([.A2:.A7];[.B2:.B7])" office:value-type="float" office:value="0.953325788152585" calcext:value-type="float">
            <text:p>0,953325788152585</text:p>
          </table:table-cell>
          <table:table-cell office:value-type="string" calcext:value-type="string">
            <text:p>Ajustement linéaire XY</text:p>
          </table:table-cell>
          <table:table-cell table:number-columns-repeated="5"/>
          <table:table-cell office:value-type="string" calcext:value-type="string">
            <text:p>R = </text:p>
          </table:table-cell>
          <table:table-cell table:formula="of:=CORREL([.A2:.A7];[.C2:.C7])" office:value-type="float" office:value="-0.989244433294" calcext:value-type="float">
            <text:p>-0,989244433294</text:p>
          </table:table-cell>
          <table:table-cell office:value-type="string" calcext:value-type="string">
            <text:p><text:s/>ajustement logarithmique de X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2:15:35.471235855</meta:creation-date>
    <dc:date>2024-12-06T12:31:20.216511011</dc:date>
    <meta:editing-duration>PT15M48S</meta:editing-duration>
    <meta:editing-cycles>3</meta:editing-cycles>
    <meta:generator>LibreOffice/24.2.5.2$Linux_X86_64 LibreOffice_project/420$Build-2</meta:generator>
    <meta:document-statistic meta:table-count="1" meta:cell-count="2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07cm" svg:y="3.952cm" style:legend-expansion="high" chart:style-name="ch2"/>
        <chart:plot-area chart:style-name="ch3" table:cell-range-address="Feuille1.A2:Feuille1.B7" svg:x="0.32cm" svg:y="0.18cm" svg:width="10.867cm" svg:height="8.64cm">
          <chart:coordinate-region svg:x="0.941cm" svg:y="0.379cm" svg:width="10.15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7" chart:class="chart:scatter">
            <chart:domain table:cell-range-address="Feuille1.A2:Feuille1.A7"/>
            <chart:regression-curve chart:style-name="ch8">
              <chart:equation chart:display-equation="true" chart:display-r-square="false" svg:x="1.099cm" svg:y="0.57cm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7</svg:desc>
                </draw:g>
              </table:table-cell>
              <table:table-cell office:value-type="float" office:value="19.2">
                <text:p>19.2</text:p>
                <draw:g>
                  <svg:desc>Feuille1.B2:Feuille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7.3">
                <text:p>57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07cm" svg:y="3.952cm" style:legend-expansion="high" chart:style-name="ch2"/>
        <chart:plot-area chart:style-name="ch3" table:cell-range-address="Feuille1.A2:Feuille1.A7 Feuille1.C2:Feuille1.C7" svg:x="0.32cm" svg:y="0.18cm" svg:width="10.867cm" svg:height="8.64cm">
          <chart:coordinate-region svg:x="0.941cm" svg:y="0.379cm" svg:width="10.15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C2:Feuille1.C7" chart:class="chart:scatter">
            <chart:domain table:cell-range-address="Feuille1.A2:Feuille1.A7"/>
            <chart:regression-curve chart:style-name="ch8">
              <chart:equation chart:display-equation="true" chart:display-r-square="false" svg:x="2.226cm" svg:y="0.58cm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7</svg:desc>
                </draw:g>
              </table:table-cell>
              <table:table-cell office:value-type="float" office:value="25.3302668779418">
                <text:p>25.3302668779418</text:p>
                <draw:g>
                  <svg:desc>Feuille1.C2:Feuille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4345960751436">
                <text:p>24.4345960751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.1741453694431">
                <text:p>18.1741453694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.0593641445052">
                <text:p>15.0593641445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.7617695765613">
                <text:p>10.76176957656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1791460522345">
                <text:p>5.517914605223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555cm" svg:y="3.952cm" style:legend-expansion="high" chart:style-name="ch2"/>
        <chart:plot-area chart:style-name="ch3" table:cell-range-address="Feuille1.A2:Feuille1.B7" svg:x="0.32cm" svg:y="0.18cm" svg:width="9.915cm" svg:height="8.64cm">
          <chart:coordinate-region svg:x="0.941cm" svg:y="0.379cm" svg:width="9.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7" chart:class="chart:scatter">
            <chart:domain table:cell-range-address="Feuille1.A2:Feuille1.A7"/>
            <chart:regression-curve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7</svg:desc>
                </draw:g>
              </table:table-cell>
              <table:table-cell office:value-type="float" office:value="19.2">
                <text:p>19.2</text:p>
                <draw:g>
                  <svg:desc>Feuille1.B2:Feuille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7.3">
                <text:p>57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